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9f52" officeooo:paragraph-rsid="00179f52"/>
    </style:style>
    <style:style style:name="P2" style:family="paragraph" style:parent-style-name="Text_20_body">
      <style:text-properties fo:color="#ff0000" officeooo:rsid="00179f52" officeooo:paragraph-rsid="00179f52"/>
    </style:style>
    <style:style style:name="P3" style:family="paragraph" style:parent-style-name="Text_20_body">
      <style:text-properties style:use-window-font-color="true" officeooo:rsid="00179f52" officeooo:paragraph-rsid="00179f52"/>
    </style:style>
    <style:style style:name="T1" style:family="text">
      <style:text-properties officeooo:rsid="00198b94"/>
    </style:style>
    <style:style style:name="T2" style:family="text">
      <style:text-properties officeooo:rsid="001aa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Patterns Cours 1</text:p>
      <text:p text:style-name="Text_20_body"/>
      <text:h text:style-name="Heading_20_1" text:outline-level="1">Question 1 </text:h>
      <text:p text:style-name="P1">2. Après <text:span text:style-name="T1">exécution</text:span> de la classe uneUtilisation l'erreur suivante se produit :</text:p>
      <text:p text:style-name="P2">java.lang.ClassCastException: question1.PolygoneRegulier cannot be cast to java.lang.Boolean</text:p>
      <text:p text:style-name="P3">Ce message indique une erreur de conversion d'un PolygoneRegulier en booléen ce qui paraît normal vu que cette conversion serait à priori interdite <text:span text:style-name="T2">car il n'y a aucun rapport entre ces 2 objets.</text:span></text:p>
      <text:h text:style-name="Heading_20_1" text:outline-level="1">Question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SILVA</meta:initial-creator>
    <meta:creation-date>2015-09-08T18:06:31.405951071</meta:creation-date>
    <dc:date>2015-09-08T18:11:55.360674114</dc:date>
    <dc:creator>Florian SILVA</dc:creator>
    <meta:editing-duration>PT5M23S</meta:editing-duration>
    <meta:editing-cycles>3</meta:editing-cycles>
    <meta:generator>LibreOffice/5.0.1.2$Linux_X86_64 LibreOffice_project/81898c9f5c0d43f3473ba111d7b351050be20261</meta:generator>
    <meta:document-statistic meta:table-count="0" meta:image-count="0" meta:object-count="0" meta:page-count="1" meta:paragraph-count="6" meta:word-count="60" meta:character-count="405" meta:non-whitespace-character-count="350"/>
  </office:meta>
</office:document-meta>
</file>